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Deserializer.isElementFormQualified( SchemaType schem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Deserializer.onStartElement( String namespace , String localName , String prefix , Attributes attributes , Deserializ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BeanDeserializer.XmlBeanDeserializer( Class javaType , QName xm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